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503cm"/>
    </style:style>
    <style:style style:name="Table1.B" style:family="table-column">
      <style:table-column-properties style:column-width="11.50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d1a40" officeooo:paragraph-rsid="000d1a40" style:font-size-asian="16pt" style:font-weight-asian="bold" style:font-size-complex="16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size="12pt" officeooo:rsid="000d1a40" officeooo:paragraph-rsid="000d1a40" style:font-size-asian="10.5pt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font-size="12pt" officeooo:rsid="000d1a40" officeooo:paragraph-rsid="000f6602" style:font-size-asian="10.5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fo:font-size="12pt" officeooo:rsid="000f6602" officeooo:paragraph-rsid="000f6602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font-size="12pt" officeooo:rsid="0010bf54" officeooo:paragraph-rsid="0010bf54" style:font-size-asian="10.5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fo:font-size="12pt" officeooo:rsid="00125962" officeooo:paragraph-rsid="00125962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2pt" officeooo:rsid="001339b5" officeooo:paragraph-rsid="001339b5" style:font-size-asian="10.5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font-size="12pt" officeooo:rsid="00133cb9" officeooo:paragraph-rsid="00133cb9" style:font-size-asian="10.5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fo:font-weight="bold" officeooo:rsid="000d1a40" officeooo:paragraph-rsid="000d1a40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d1a40" officeooo:paragraph-rsid="000d1a40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62701" officeooo:paragraph-rsid="0016270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bold" officeooo:rsid="00162701" officeooo:paragraph-rsid="00162701" style:font-size-asian="10.5pt" style:font-weight-asian="bold" style:font-size-complex="12pt" style:font-weight-complex="bold"/>
    </style:style>
    <style:style style:name="T1" style:family="text">
      <style:text-properties officeooo:rsid="000f6602"/>
    </style:style>
    <style:style style:name="T2" style:family="text">
      <style:text-properties officeooo:rsid="001259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Commands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Commands</text:p>
          </table:table-cell>
          <table:table-cell table:style-name="Table1.B1" office:value-type="string">
            <text:p text:style-name="P9">Process</text:p>
          </table:table-cell>
        </table:table-row>
        <table:table-row>
          <table:table-cell table:style-name="Table1.A2" office:value-type="string">
            <text:p text:style-name="P2">git init</text:p>
          </table:table-cell>
          <table:table-cell table:style-name="Table1.B2" office:value-type="string">
            <text:p text:style-name="P2">creates empty local repository in the present directory</text:p>
          </table:table-cell>
        </table:table-row>
        <table:table-row>
          <table:table-cell table:style-name="Table1.A2" office:value-type="string">
            <text:p text:style-name="P2">git add index.htm</text:p>
          </table:table-cell>
          <table:table-cell table:style-name="Table1.B2" office:value-type="string">
            <text:p text:style-name="P2">adds the file index.htm in the staging area</text:p>
          </table:table-cell>
        </table:table-row>
        <table:table-row>
          <table:table-cell table:style-name="Table1.A2" office:value-type="string">
            <text:p text:style-name="P2">git add *.js</text:p>
          </table:table-cell>
          <table:table-cell table:style-name="Table1.B2" office:value-type="string">
            <text:p text:style-name="P2">adds all the files with .js extension from the present directory to the staging area</text:p>
          </table:table-cell>
        </table:table-row>
        <table:table-row>
          <table:table-cell table:style-name="Table1.A2" office:value-type="string">
            <text:p text:style-name="P2">git add .</text:p>
          </table:table-cell>
          <table:table-cell table:style-name="Table1.B2" office:value-type="string">
            <text:p text:style-name="P2">adds all the files in thestaging area <text:s text:c="3"/></text:p>
          </table:table-cell>
        </table:table-row>
        <table:table-row>
          <table:table-cell table:style-name="Table1.A2" office:value-type="string">
            <text:p text:style-name="P2">git rm --cached index.htm <text:s/></text:p>
          </table:table-cell>
          <table:table-cell table:style-name="Table1.B2" office:value-type="string">
            <text:p text:style-name="P2">deletes index.htm from the staging area</text:p>
          </table:table-cell>
        </table:table-row>
        <table:table-row>
          <table:table-cell table:style-name="Table1.A2" office:value-type="string">
            <text:p text:style-name="P4">git rm --cached *.htm</text:p>
          </table:table-cell>
          <table:table-cell table:style-name="Table1.B2" office:value-type="string">
            <text:p text:style-name="P3">deletes <text:span text:style-name="T1">all the files with </text:span>.htm <text:span text:style-name="T1">extension </text:span>from the staging area</text:p>
          </table:table-cell>
        </table:table-row>
        <table:table-row>
          <table:table-cell table:style-name="Table1.A2" office:value-type="string">
            <text:p text:style-name="P4">git status </text:p>
          </table:table-cell>
          <table:table-cell table:style-name="Table1.B2" office:value-type="string">
            <text:p text:style-name="P4">displays the state of working directory and staging area</text:p>
          </table:table-cell>
        </table:table-row>
        <table:table-row>
          <table:table-cell table:style-name="Table1.A2" office:value-type="string">
            <text:p text:style-name="P4">git config --global user.name ‘sahil’</text:p>
          </table:table-cell>
          <table:table-cell table:style-name="Table1.B2" office:value-type="string">
            <text:p text:style-name="P4">sets username as ‘sahil’ with respect to git configuration </text:p>
          </table:table-cell>
        </table:table-row>
        <table:table-row>
          <table:table-cell table:style-name="Table1.A2" office:value-type="string">
            <text:p text:style-name="P4">git config --global user.email ‘sahil.jha@berylsystems.com’</text:p>
          </table:table-cell>
          <table:table-cell table:style-name="Table1.B2" office:value-type="string">
            <text:p text:style-name="P4">sets email as ‘sahil.jha@berylsystems.com ’ with respect to git configuration </text:p>
          </table:table-cell>
        </table:table-row>
        <table:table-row>
          <table:table-cell table:style-name="Table1.A2" office:value-type="string">
            <text:p text:style-name="P4">git rm --cached -r .</text:p>
          </table:table-cell>
          <table:table-cell table:style-name="Table1.B2" office:value-type="string">
            <text:p text:style-name="P3">deletes <text:span text:style-name="T1">all the files </text:span>from the staging area</text:p>
          </table:table-cell>
        </table:table-row>
        <table:table-row>
          <table:table-cell table:style-name="Table1.A2" office:value-type="string">
            <text:p text:style-name="P5">git commit -m ‘added index.htm and script.js files’</text:p>
          </table:table-cell>
          <table:table-cell table:style-name="Table1.B2" office:value-type="string">
            <text:p text:style-name="P5">Saves the files present in staging area to the local git repository with the provided message </text:p>
          </table:table-cell>
        </table:table-row>
        <table:table-row>
          <table:table-cell table:style-name="Table1.A2" office:value-type="string">
            <text:p text:style-name="P5">git branch signin</text:p>
          </table:table-cell>
          <table:table-cell table:style-name="Table1.B2" office:value-type="string">
            <text:p text:style-name="P5">creates a new branch (signin)</text:p>
          </table:table-cell>
        </table:table-row>
        <table:table-row>
          <table:table-cell table:style-name="Table1.A2" office:value-type="string">
            <text:p text:style-name="P5">git checkout signin</text:p>
          </table:table-cell>
          <table:table-cell table:style-name="Table1.B2" office:value-type="string">
            <text:p text:style-name="P5">switches from current branch to signin branch</text:p>
          </table:table-cell>
        </table:table-row>
        <table:table-row>
          <table:table-cell table:style-name="Table1.A2" office:value-type="string">
            <text:p text:style-name="P6">git remote add origin https://github.com/sahil1748/test.git</text:p>
          </table:table-cell>
          <table:table-cell table:style-name="Table1.B2" office:value-type="string">
            <text:p text:style-name="P6">Creates a new remote called origin at the respective url</text:p>
          </table:table-cell>
        </table:table-row>
        <table:table-row>
          <table:table-cell table:style-name="Table1.A2" office:value-type="string">
            <text:p text:style-name="P6">git push -u origin master </text:p>
          </table:table-cell>
          <table:table-cell table:style-name="Table1.B2" office:value-type="string">
            <text:p text:style-name="P6">pushes the commits to the remote (origin) from the master directory (locally stored)</text:p>
          </table:table-cell>
        </table:table-row>
        <table:table-row>
          <table:table-cell table:style-name="Table1.A2" office:value-type="string">
            <text:p text:style-name="P7">git branch</text:p>
          </table:table-cell>
          <table:table-cell table:style-name="Table1.B2" office:value-type="string">
            <text:p text:style-name="P7">shows current branch</text:p>
          </table:table-cell>
        </table:table-row>
        <table:table-row>
          <table:table-cell table:style-name="Table1.A2" office:value-type="string">
            <text:p text:style-name="P8">git push </text:p>
          </table:table-cell>
          <table:table-cell table:style-name="Table1.B2" office:value-type="string">
            <text:p text:style-name="P8">uploads local repository content at remote repository</text:p>
          </table:table-cell>
        </table:table-row>
        <table:table-row>
          <table:table-cell table:style-name="Table1.A2" office:value-type="string">
            <text:p text:style-name="P8">git clone <text:span text:style-name="T2">https://github.com/sahil1748/test.git</text:span></text:p>
          </table:table-cell>
          <table:table-cell table:style-name="Table1.B2" office:value-type="string">
            <text:p text:style-name="P8">copies the targeted remote repository to the local repository</text:p>
          </table:table-cell>
        </table:table-row>
        <table:table-row>
          <table:table-cell table:style-name="Table1.A2" office:value-type="string">
            <text:p text:style-name="P8">git pull</text:p>
          </table:table-cell>
          <table:table-cell table:style-name="Table1.B2" office:value-type="string">
            <text:p text:style-name="P8">updates the local repository to match the content</text:p>
          </table:table-cell>
        </table:table-row>
      </table:table>
      <text:p text:style-name="P10"/>
      <text:p text:style-name="P12">Used “git cherry-pick” to commit branch master from the last commit reference of brancha</text:p>
      <text:p text:style-name="P11"/>
      <text:p text:style-name="P11">git checkout -b brancha</text:p>
      <text:p text:style-name="P11">git add index.htm</text:p>
      <text:p text:style-name="P11">git commit -a -m “edited index.htm 23.01”</text:p>
      <text:p text:style-name="P11">git checkout master</text:p>
      <text:p text:style-name="P11">git push origin brancha</text:p>
      <text:p text:style-name="P11">git checkout brancha</text:p>
      <text:p text:style-name="P11">git log</text:p>
      <text:p text:style-name="P11">git checkout brancha</text:p>
      <text:p text:style-name="P11">git cherry-pick <text:s/>97fab24f14c85c54313866e07e2fc8521da9e973</text:p>
      <text:p text:style-name="P11">git push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13:01:46.755372368</meta:creation-date>
    <dc:date>2020-01-23T14:55:51.798993697</dc:date>
    <meta:editing-duration>PT1H9M58S</meta:editing-duration>
    <meta:editing-cycles>9</meta:editing-cycles>
    <meta:generator>LibreOffice/5.1.6.2$Linux_x86 LibreOffice_project/10m0$Build-2</meta:generator>
    <meta:document-statistic meta:table-count="1" meta:image-count="0" meta:object-count="0" meta:page-count="1" meta:paragraph-count="52" meta:word-count="295" meta:character-count="1870" meta:non-whitespace-character-count="1618"/>
  </office:meta>
</office:document-meta>
</file>